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0101097503601</text:p>
          </table:table-cell>
          <table:table-cell office:value-type="string" calcext:value-type="string">
            <text:p>1N 5W 26DDCC:G-077702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9784" calcext:value-type="float">
            <text:p>39.4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01097503601</text:p>
          </table:table-cell>
          <table:table-cell office:value-type="string" calcext:value-type="string">
            <text:p>1N 5W 26DDCC:G-077702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1936" calcext:value-type="float">
            <text:p>39.1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01097503601</text:p>
          </table:table-cell>
          <table:table-cell office:value-type="string" calcext:value-type="string">
            <text:p>1N 5W 26DDCC:G-077702</text:p>
          </table:table-cell>
          <table:table-cell office:value-type="string" calcext:value-type="string">
            <text:p>2023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9664" calcext:value-type="float">
            <text:p>38.4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01097503601</text:p>
          </table:table-cell>
          <table:table-cell office:value-type="string" calcext:value-type="string">
            <text:p>1N 5W 26DDCC:G-077702</text:p>
          </table:table-cell>
          <table:table-cell office:value-type="string" calcext:value-type="string">
            <text:p>2022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7472" calcext:value-type="float">
            <text:p>38.4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01097503601</text:p>
          </table:table-cell>
          <table:table-cell office:value-type="string" calcext:value-type="string">
            <text:p>1N 5W 26DDCC:G-077702</text:p>
          </table:table-cell>
          <table:table-cell office:value-type="string" calcext:value-type="string">
            <text:p>2021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9496" calcext:value-type="float">
            <text:p>38.6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01097503601</text:p>
          </table:table-cell>
          <table:table-cell office:value-type="string" calcext:value-type="string">
            <text:p>1N 5W 26DDCC:G-077702</text:p>
          </table:table-cell>
          <table:table-cell office:value-type="string" calcext:value-type="string">
            <text:p>202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348" calcext:value-type="float">
            <text:p>39.2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01097503601</text:p>
          </table:table-cell>
          <table:table-cell office:value-type="string" calcext:value-type="string">
            <text:p>1N 5W 26DDCC:G-077702</text:p>
          </table:table-cell>
          <table:table-cell office:value-type="string" calcext:value-type="string">
            <text:p>2019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8984" calcext:value-type="float">
            <text:p>36.8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01097503601</text:p>
          </table:table-cell>
          <table:table-cell office:value-type="string" calcext:value-type="string">
            <text:p>1N 5W 26DDCC:G-077702</text:p>
          </table:table-cell>
          <table:table-cell office:value-type="string" calcext:value-type="string">
            <text:p>2018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508" calcext:value-type="float">
            <text:p>36.83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01097503601</text:p>
          </table:table-cell>
          <table:table-cell office:value-type="string" calcext:value-type="string">
            <text:p>1N 5W 26DDCC:G-077702</text:p>
          </table:table-cell>
          <table:table-cell office:value-type="string" calcext:value-type="string">
            <text:p>2010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7608" calcext:value-type="float">
            <text:p>40.2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01097503601</text:p>
          </table:table-cell>
          <table:table-cell office:value-type="string" calcext:value-type="string">
            <text:p>1N 5W 26DDCC:G-077702</text:p>
          </table:table-cell>
          <table:table-cell office:value-type="string" calcext:value-type="string">
            <text:p>2009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9192" calcext:value-type="float">
            <text:p>40.7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01097503601</text:p>
          </table:table-cell>
          <table:table-cell office:value-type="string" calcext:value-type="string">
            <text:p>1N 5W 26DDCC:G-077702</text:p>
          </table:table-cell>
          <table:table-cell office:value-type="string" calcext:value-type="string">
            <text:p>200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1824" calcext:value-type="float">
            <text:p>40.5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01097503601</text:p>
          </table:table-cell>
          <table:table-cell office:value-type="string" calcext:value-type="string">
            <text:p>1N 5W 26DDCC:G-077702</text:p>
          </table:table-cell>
          <table:table-cell office:value-type="string" calcext:value-type="string">
            <text:p>2008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3408" calcext:value-type="float">
            <text:p>40.9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01097503601</text:p>
          </table:table-cell>
          <table:table-cell office:value-type="string" calcext:value-type="string">
            <text:p>1N 5W 26DDCC:G-077702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2512" calcext:value-type="float">
            <text:p>40.6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01097503601</text:p>
          </table:table-cell>
          <table:table-cell office:value-type="string" calcext:value-type="string">
            <text:p>1N 5W 26DDCC:G-077702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552" calcext:value-type="float">
            <text:p>40.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01097503601</text:p>
          </table:table-cell>
          <table:table-cell office:value-type="string" calcext:value-type="string">
            <text:p>1N 5W 26DDCC:G-077702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352" calcext:value-type="float">
            <text:p>39.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01097503601</text:p>
          </table:table-cell>
          <table:table-cell office:value-type="string" calcext:value-type="string">
            <text:p>1N 5W 26DDCC:G-077702</text:p>
          </table:table-cell>
          <table:table-cell office:value-type="string" calcext:value-type="string">
            <text:p>2000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984" calcext:value-type="float">
            <text:p>40.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8" meta:object-count="0"/>
    <meta:user-defined meta:name="AppVersion">3.0</meta:user-defined>
  </office:meta>
</office:document-meta>
</file>